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c762" officeooo:paragraph-rsid="0001c762"/>
    </style:style>
    <style:style style:name="P2" style:family="paragraph" style:parent-style-name="Standard">
      <style:text-properties officeooo:rsid="000674bc" officeooo:paragraph-rsid="000674bc"/>
    </style:style>
    <style:style style:name="P3" style:family="paragraph" style:parent-style-name="Standard">
      <style:text-properties officeooo:rsid="0001c762" officeooo:paragraph-rsid="0001c762"/>
    </style:style>
    <style:style style:name="P4" style:family="paragraph" style:parent-style-name="Standard">
      <style:text-properties officeooo:paragraph-rsid="0001c762"/>
    </style:style>
    <style:style style:name="P5" style:family="paragraph" style:parent-style-name="Standard">
      <style:text-properties officeooo:paragraph-rsid="00067bbe"/>
    </style:style>
    <style:style style:name="T1" style:family="text">
      <style:text-properties officeooo:rsid="00067bbe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officeooo:rsid="0001c762"/>
    </style:style>
    <style:style style:name="T5" style:family="text">
      <style:text-properties fo:color="#2b91af" style:font-name="Consolas" fo:font-size="9.5pt" style:font-size-asian="9.5pt" fo:background-color="#ffffff"/>
    </style:style>
    <style:style style:name="T6" style:family="text">
      <style:text-properties fo:color="#a31515" style:font-name="Consolas" fo:font-size="9.5pt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</text:p>
      <text:p text:style-name="P1"><text:tab/>##Motywacja</text:p>
      <text:p text:style-name="P2">W systemie operacyjnym andorid tworzenie alert dialog które mają wsparcie dla rotacji ekranu jest bardzo męczące. Aby taki stworzyć musimy stworzyć nową statyczną klasę opartą o DialogFragment, a dopiero w niej AlertDialog. Kiedy chcemy dostać odpowiedź do Activity poraz kolejny musimy napisać całkiem sporo kodu. Musimy wywołać getActivity(), następnie rzutować go na odpowiednią klasę, a później wywołać odpowiednią metodę. Jeszcze większy problem jest kiedy chcemy zwrócić odpowiedź do Fragment. To jest bardzo flegmatyczne.</text:p>
      <text:p text:style-name="P2">Dlatego postanowiłem napisać bibliotekę która bardzo ułatwia tworzenie Alert dialog ze wsparciem do rotacji ekranu i zwrócenie odpowiedzi do Activity lub Frag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0M14S</meta:editing-duration>
    <meta:editing-cycles>6</meta:editing-cycles>
    <meta:generator>LibreOffice/5.1.0.3$Windows_x86 LibreOffice_project/5e3e00a007d9b3b6efb6797a8b8e57b51ab1f737</meta:generator>
    <dc:date>2016-09-11T22:02:09.283000000</dc:date>
    <meta:document-statistic meta:table-count="0" meta:image-count="0" meta:object-count="0" meta:page-count="1" meta:paragraph-count="5" meta:word-count="96" meta:character-count="705" meta:non-whitespace-character-count="609"/>
    <meta:user-defined meta:name="Info 1"/>
    <meta:user-defined meta:name="Info 2"/>
    <meta:user-defined meta:name="Info 3"/>
    <meta:user-defined meta:name="Info 4"/>
  </office:meta>
</office:document-meta>
</file>